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ron to steel/swords</text:p>
      <text:p text:style-name="Standard">walls on different materials</text:p>
      <text:p text:style-name="P1">Command Runes <text:s text:c="111"/>Resource Runes</text:p>
      <text:p text:style-name="Standard"/>
      <text:p text:style-name="P1">steel</text:p>
      <text:p text:style-name="P1">organic</text:p>
      <text:p text:style-name="P1"><text:tab/><text:tab/><text:tab/>stone</text:p>
      <text:p text:style-name="Standard">shield(acts as wall without any mods)</text:p>
      <text:p text:style-name="Standard">sword </text:p>
      <text:p text:style-name="Standard">spear</text:p>
      <text:p text:style-name="Standard">summon(summon sword summon spear)</text:p>
      <text:p text:style-name="P2">forge</text:p>
      <text:p text:style-name="P2">attack</text:p>
      <text:p text:style-name="P2">multiply</text:p>
      <text:p text:style-name="P1">gold</text:p>
      <text:p text:style-name="P1">iron</text:p>
      <text:p text:style-name="P1">air</text:p>
      <text:p text:style-name="P1">earth</text:p>
      <text:p text:style-name="P1">water</text:p>
      <text:p text:style-name="P1">fire</text:p>
      <text:p text:style-name="P1">phosphorus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than Happ</meta:initial-creator>
    <meta:creation-date>2020-02-21T23:48:20.34</meta:creation-date>
    <dc:date>2020-02-22T04:50:36.30</dc:date>
    <dc:creator>Ethan Happ</dc:creator>
    <meta:editing-duration>PT5H2M15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0" meta:word-count="36" meta:character-count="342"/>
  </office:meta>
</office:document-meta>
</file>